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2"/>
    <style:style style:name="P2" style:family="paragraph" style:parent-style-name="Text_20_body" style:list-style-name="L3"/>
    <style:style style:name="P3" style:family="paragraph" style:parent-style-name="Text_20_body" style:list-style-name="L4">
      <style:text-properties officeooo:paragraph-rsid="00077467"/>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weight="bold" officeooo:paragraph-rsid="00077467" style:font-weight-asian="bold" style:font-weight-complex="bold"/>
    </style:style>
    <style:style style:name="P6" style:family="paragraph" style:parent-style-name="Text_20_body">
      <style:paragraph-properties fo:break-before="page"/>
      <style:text-properties fo:font-weight="bold" style:font-weight-asian="bold" style:font-weight-complex="bol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Vedtekter for Hackeriet</text:h>
      <text:p text:style-name="P4">§ 1 Foreningens navn</text:p>
      <text:p text:style-name="Text_20_body">Foreningens navn er Hackeriet og den ble stiftet 2009-12-17.</text:p>
      <text:p text:style-name="Text_20_body"/>
      <text:p text:style-name="P4">§ 2 Foretakets tilholdssted</text:p>
      <text:p text:style-name="Text_20_body">Foretaket har sitt tilholdssted i Oslo kommune.</text:p>
      <text:p text:style-name="Text_20_body"/>
      <text:p text:style-name="P4">§ 3 Formål</text:p>
      <text:p text:style-name="Text_20_body">Forenings formål er å:</text:p>
      <text:list xml:id="list3637180222" text:style-name="L4">
        <text:list-item>
          <text:p text:style-name="P3">Tilby et fysisk sted som medlemmer og andre inviterte kan bruke for å leke med teknologi, skape, lære og samarbeide.</text:p>
        </text:list-item>
        <text:list-item>
          <text:p text:style-name="P3">Være en partipolitisk uavhengig og teknologinøytral organisasjon som fremmer kreativitet og åpenhetskultur.</text:p>
        </text:list-item>
        <text:list-item>
          <text:p text:style-name="P3">Være en egalitær organisasjon der avgjørelser tas av de som er villige til å gjøre jobben.</text:p>
        </text:list-item>
        <text:list-item>
          <text:p text:style-name="P3">Være en ideell organisasjon. Eventuelt overskudd skal reinvesteres etter foreningens formål.</text:p>
        </text:list-item>
      </text:list>
      <text:p text:style-name="P5"/>
      <text:p text:style-name="P5">§ 4 Juridisk person</text:p>
      <text:p text:style-name="Text_20_body">Foreningen er en frittstående juridisk person med upersonlig og begrenset ansvar for gjeld.</text:p>
      <text:p text:style-name="Text_20_body"/>
      <text:p text:style-name="P4">§ 5 Medlemmer</text:p>
      <text:p text:style-name="Text_20_body">Alle som støtter foreningens formål og betaler medlemskontigent kan være medlem.</text:p>
      <text:p text:style-name="Text_20_body"/>
      <text:p text:style-name="P4">§ 6 Stemmerett og valgbarhet</text:p>
      <text:p text:style-name="Text_20_body">Alle medlemmer har stemmerett. Alle er valgbare til tillitsverv i foreningen.</text:p>
      <text:p text:style-name="Text_20_body"/>
      <text:p text:style-name="P4">§ 7 Kontingent</text:p>
      <text:p text:style-name="Text_20_body">Kontingenten fastsettes av årsmøtet.</text:p>
      <text:p text:style-name="Text_20_body"/>
      <text:p text:style-name="P4">§ 8 Tillitsvalgtes godtgjørelse</text:p>
      <text:p text:style-name="Text_20_body">Tillitsvalgte skal ikke motta honorar for sine verv utover refusjon for faktiske, dokumenterte utgifter. Tapt arbeidsfortjeneste regnes ikke som utgift.</text:p>
      <text:p text:style-name="Text_20_body"/>
      <text:p text:style-name="P6">§ 9 Årsmøte</text:p>
      <text:p text:style-name="Text_20_body">Årsmøtet, som holdes hvert år i april måned, er foreningens høyeste myndighet.</text:p>
      <text:p text:style-name="Text_20_body">Årsmøtet innkalles av styret med minst 1 måneds varsel, direkte til medlemmene og eventuelt ved kunngjøring i andre media. Forslag som skal behandles på årsmøtet skal være sendt til styret senest 2 uker før årsmøtet. Fullstendig saksliste må være tilgjengelig for medlemmene senest 1 uke før årsmøtet.</text:p>
      <text:p text:style-name="Text_20_body">Alle medlemmer har adgang til årsmøtet. Årsmøtet kan invitere andre personer og/eller media til å være til stede.</text:p>
      <text:p text:style-name="Text_20_body">Årsmøtet er vedtaksført med det antall stemmeberettigede medlemmer som møter. Ingen har mer enn én stemme, og stemmegivning kan ikke skje ved fullmakt.</text:p>
      <text:p text:style-name="Text_20_body">På årsmøtet kan ikke behandles forslag om vedtektsendring som ikke er oppført på sakslisten senest 1 uke før årsmøtet. Andre saker kan behandles og avgjøres når 2/3 av de fremmøtte krever det. Slik beslutning kan bare tas i forbindelse med godkjenning av sakslisten.</text:p>
      <text:p text:style-name="Text_20_body">Årsmøtet ledes av valgt ordstyrer. Ordstyreren behøver ikke å være medlem av foreningen.</text:p>
      <text:p text:style-name="Text_20_body"/>
      <text:p text:style-name="P4">§ 10 Stemmegivning på årsmøtet</text:p>
      <text:p text:style-name="Text_20_body">Med mindre annet er bestemt skal et vedtak for å være gyldig være truffet med alminnelig flertall av de avgitte stemmene. Blanke stemmer skal ikke anses som avgitt, men skal protokollføres i årsmøtets referat.</text:p>
      <text:p text:style-name="Text_20_body">Når det ved valg skal velges flere ved en avstemming, må alle for å anses valgt ha mer enn halvparten av de avgitte stemmene. Dette gjelder ikke ved valg av vararepresentanter. Hvis ikke tilstrekkelig mange kandidater har oppnådd dette i første omgang, anses de valgt som har fått mer enn halvparten av stemmene. Det foretas så bundet omvalg mellom de øvrige kandidatene, og etter denne avstemmingen anses de valgt som har fått flest stemmer. Er det ved omvalg stemmelikhet, avgjøres valget av ordstyreren.</text:p>
      <text:p text:style-name="Text_20_body"/>
      <text:p text:style-name="Text_20_body"/>
      <text:p text:style-name="P6">§ 11 Årsmøtets oppgaver</text:p>
      <text:p text:style-name="Text_20_body">Årsmøtet skal:</text:p>
      <text:list xml:id="list2475124804" text:style-name="L2">
        <text:list-item>
          <text:p text:style-name="P1">Behandle styrets årsmelding</text:p>
        </text:list-item>
        <text:list-item>
          <text:p text:style-name="P1">Behandle foreningens regnskap</text:p>
        </text:list-item>
        <text:list-item>
          <text:p text:style-name="P1">Behandle innkomne forslag</text:p>
        </text:list-item>
        <text:list-item>
          <text:p text:style-name="P1">Fastsette kontingent</text:p>
        </text:list-item>
        <text:list-item>
          <text:p text:style-name="P1">Vedta foreningens budsjett</text:p>
        </text:list-item>
        <text:list-item>
          <text:p text:style-name="P1">Velge:</text:p>
          <text:list>
            <text:list-item>
              <text:p text:style-name="P1">a) Styrets leder</text:p>
            </text:list-item>
            <text:list-item>
              <text:p text:style-name="P1">b) Styremedlemmer</text:p>
            </text:list-item>
            <text:list-item>
              <text:p text:style-name="P1">c) evt. Revisor og dennes stedfortreder</text:p>
            </text:list-item>
          </text:list>
        </text:list-item>
      </text:list>
      <text:p text:style-name="Text_20_body"/>
      <text:p text:style-name="P4">§ 12 Ekstraordinære årsmøter</text:p>
      <text:p text:style-name="Text_20_body">Ekstraordinære årsmøter holdes når styret bestemmer det, når minst en tidel av de stemmeberettigede medlemmene krever det, eller når revisor krever det.</text:p>
      <text:p text:style-name="Text_20_body">Det innkalles på samme måte som for ordinære årsmøter, med minst 14 dagers varsel.</text:p>
      <text:p text:style-name="Text_20_body">Ekstraordinært årsmøte kan bare behandle og ta avgjørelse i de sakene som er kunngjort i innkallingen.</text:p>
      <text:p text:style-name="Text_20_body"/>
      <text:p text:style-name="Text_20_body"/>
      <text:p text:style-name="P6">§ 13 Styret</text:p>
      <text:p text:style-name="Text_20_body">Foreningen ledes av et styre på mellom 4 og 6 medlemmer. Styret er høyeste myndighet mellom årsmøtene.</text:p>
      <text:p text:style-name="Text_20_body">Styret skal:</text:p>
      <text:list xml:id="list2414374552" text:style-name="L3">
        <text:list-item>
          <text:p text:style-name="P2">Iverksette årsmøtets bestemmelser.</text:p>
        </text:list-item>
        <text:list-item>
          <text:p text:style-name="P2">Oppnevne etter behov komiteer/utvalg/personer for spesielle oppgaver og utarbeide instruks for disse.</text:p>
        </text:list-item>
        <text:list-item>
          <text:p text:style-name="P2">Administrere og føre nødvendig kontroll med foreningens økonomi i henhold til de til enhver tid gjeldende instrukser og bestemmelser.</text:p>
        </text:list-item>
        <text:list-item>
          <text:p text:style-name="P2">Representere foreningen utad.</text:p>
        </text:list-item>
      </text:list>
      <text:p text:style-name="Text_20_body">Enten 3 styremedlemmer i fellesskap, eller styreleder og 1 styremedlem i fellesskap, har prokura og signaturrett for foreningen.</text:p>
      <text:p text:style-name="Text_20_body">Foreningen skal informeres skriftlig minimum 2 dager før prokura eller signaturrett benyttes.</text:p>
      <text:p text:style-name="Text_20_body">Styret skal holde møte når et flertall av styremedlemmene forlanger det.</text:p>
      <text:p text:style-name="Text_20_body">Styret er vedtaksført når et flertall av styrets medlemmer er til stede. Vedtak fattes med flertall av de avgitte stemmene. Ved stemmelikhet teller møtelederens stemme dobbelt.</text:p>
      <text:p text:style-name="Text_20_body"/>
      <text:p text:style-name="P4">§ 14 Vedtektsendring</text:p>
      <text:p text:style-name="Text_20_body">Endringer i disse vedtekter kan bare foretas på ordinært eller ekstraordinært årsmøte etter å ha vært på sakslisten, og det kreves 2/3 flertall av de avgitte stemmene.</text:p>
      <text:p text:style-name="Text_20_body"/>
      <text:p text:style-name="P4">§ 15 Oppløsning</text:p>
      <text:p text:style-name="Text_20_body">Oppløsning av foreningen kan bare behandles på ordinært årsmøte. Blir oppløsning vedtatt med minst 2/3 flertall, innkalles ekstraordinært årsmøte minst 3 måneder senere der oppløsningen iverksettes etter et bekreftende avstemming med 2/3 flertall.</text:p>
      <text:p text:style-name="Text_20_body">Sammenslutning med andre foreninger anses ikke som oppløsning. Vedtak om sammenslutning og nødvendige vedtektsendringer i tilknytning til dette treffes i samsvar med bestemmelsene om vedtektsendring, jfr. §14 15.</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6T18:52:22.792850821</meta:creation-date>
    <dc:date>2022-12-06T19:08:35.251573239</dc:date>
    <meta:editing-duration>PT6M2S</meta:editing-duration>
    <meta:editing-cycles>1</meta:editing-cycles>
    <meta:document-statistic meta:table-count="0" meta:image-count="0" meta:object-count="0" meta:page-count="4" meta:paragraph-count="62" meta:word-count="777" meta:character-count="5083" meta:non-whitespace-character-count="4385"/>
    <meta:generator>LibreOffice/7.3.7.2$Linux_X86_64 LibreOffice_project/30$Build-2</meta:generator>
  </office:meta>
</office:document-meta>
</file>